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3576346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paragraph-properties fo:text-align="start" style:justify-single-word="false"/>
      <style:text-properties officeooo:rsid="00182e70" officeooo:paragraph-rsid="00182e70"/>
    </style:style>
    <style:style style:name="P8" style:family="paragraph" style:parent-style-name="Table_20_Contents">
      <style:paragraph-properties fo:text-align="start" style:justify-single-word="false"/>
      <style:text-properties officeooo:rsid="00182e70" officeooo:paragraph-rsid="001a46bc"/>
    </style:style>
    <style:style style:name="P9" style:family="paragraph" style:parent-style-name="Table_20_Contents">
      <style:text-properties officeooo:rsid="0018a1cf" officeooo:paragraph-rsid="0018a1cf"/>
    </style:style>
    <style:style style:name="P10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1" style:family="paragraph" style:parent-style-name="Table_20_Contents">
      <style:paragraph-properties fo:text-align="start" style:justify-single-word="false"/>
      <style:text-properties officeooo:rsid="001dc7db" officeooo:paragraph-rsid="001dc7db"/>
    </style:style>
    <style:style style:name="P12" style:family="paragraph" style:parent-style-name="Table_20_Contents">
      <style:paragraph-properties fo:text-align="start" style:justify-single-word="false"/>
      <style:text-properties officeooo:rsid="001f5841" officeooo:paragraph-rsid="001f5841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a1cf"/>
    </style:style>
    <style:style style:name="T4" style:family="text">
      <style:text-properties officeooo:rsid="001a46bc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0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5. Llamadas al sistema para gestión y control de señales.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>José Antonio Medina Garcí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pan text:style-name="T3">20</text:span>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2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7">#include &lt;sys/types.h&gt;<text:line-break/>#include &lt;unistd.h&gt;<text:line-break/>#include &lt;stdio.h&gt;<text:line-break/>#include &lt;signal.h&gt;<text:line-break/>#include &lt;errno.h&gt;</text:p>
            <text:p text:style-name="P7">int cont[31];<text:line-break/>struct sigaction sa;</text:p>
            <text:p text:style-name="P7">static void contador(int sigNum, siginfo_t *si, void *contex){<text:line-break/><text:tab/>cont[sigNum-1]++;<text:line-break/><text:tab/>printf("La senal %d se ha recibido %d veces.\n", sigNum, cont[sigNum-1]);<text:line-break/>}</text:p>
            <text:p text:style-name="P7">int main(int argc, char *argv[]){<text:line-break/><text:tab/>int i;<text:line-break/><text:tab/>for (i = 0 ; i&lt;31; ++i){<text:line-break/><text:tab/><text:tab/>cont[i] = 0;<text:line-break/><text:tab/>}<text:tab/></text:p>
            <text:p text:style-name="P7"><text:tab/>sa.sa_sigaction = contador;<text:line-break/><text:tab/>sigemptyset(&amp;sa.sa_mask);<text:tab/></text:p>
            <text:p text:style-name="P7"><text:tab/>sa.sa_flags = SA_SIGINFO;<text:tab/></text:p>
            <text:p text:style-name="P8"><text:tab/><text:span text:style-name="T4">for (i = 1; i &lt;=31; i++){<text:line-break/><text:tab/><text:tab/>if (sigaction(i, &amp;sa, NULL) == -1){<text:line-break/><text:tab/><text:tab/><text:tab/>printf("error en el manejador");<text:line-break/><text:tab/><text:tab/>}<text:line-break/><text:tab/>}</text:span><text:tab/><text:line-break/><text:tab/>for (;;){}<text:line-break/>}</text:p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">#include &lt;stdio.h&gt;<text:line-break/>#include &lt;signal.h&gt;</text:p>
            <text:p text:style-name="P11">int main(){<text:line-break/><text:tab/>sigset_t new_mask;<text:line-break/><text:tab/>/* inicializar la nueva mascara de señales */<text:line-break/><text:tab/>sigfillset(&amp;new_mask);<text:line-break/><text:tab/>sigdelset(&amp;new_mask, SIGUSR1);<text:line-break/><text:tab/>sigsuspend(&amp;new_mask);<text:line-break/>}</text:p>
          </table:table-cell>
        </table:table-row>
      </table:table>
      <text:p text:style-name="Standard"/>
      <text:p text:style-name="Standard">Mi solución a la <text:span text:style-name="T2">ejercicio 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2">El programa crea una máscara, en la que solo añade la señal SIGTERM. Aplica la máscara y con <text:soft-page-break/>ello bloquea la señal SIGTERM. Realiza un sleep de 10s, y si durante este tiempo le mandamos dicha señal no reaccionará porque está bloqueada. (la variable signal_recibida se activará) Una vez termina de “dormir”, desbloquea la señal SIGTERM reanudando la máscara antigua y comprueba si la hemos introducido comprobando si la variable signal_recibida está activada , si es así nos muestra que la señal ya ha sido recibida , si no acabará el programa sin mostrar nada.</text:p>
          </table:table-cell>
        </table:table-row>
      </table:table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7"/>Módulo II. Uso de los servicios del SO Linux mediante la API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creation-date>2011-10-05T09:46:35</meta:creation-date>
    <dc:date>2014-12-17T01:02:16.865455204</dc:date>
    <meta:print-date>2012-01-06T19:20:30.34</meta:print-date>
    <meta:editing-cycles>191</meta:editing-cycles>
    <meta:editing-duration>P1DT3H8M55S</meta:editing-duration>
    <meta:document-statistic meta:table-count="9" meta:image-count="1" meta:object-count="0" meta:page-count="3" meta:paragraph-count="26" meta:word-count="348" meta:character-count="2231" meta:non-whitespace-character-count="1869"/>
    <meta:user-defined meta:name="Información 1"/>
    <meta:user-defined meta:name="Información 2"/>
    <meta:user-defined meta:name="Información 3"/>
    <meta:user-defined meta:name="Información 4"/>
  </office:meta>
</office:document-meta>
</file>